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5e7" officeooo:paragraph-rsid="000605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3:15:56.725090155</meta:creation-date>
    <dc:date>2021-05-30T13:16:07.364874396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0.7.3$Linux_X86_64 LibreOffice_project/00m0$Build-3</meta:generator>
  </office:meta>
</office:document-meta>
</file>